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17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riculum Vitae</text:p>
      <text:p text:style-name="Standard"/>
      <text:p text:style-name="P5">Dane personalne:</text:p>
      <text:p text:style-name="P4"/>
      <text:p text:style-name="Standard"><text:span text:style-name="T1">Imię i nazwisko</text:span>: Jakub Olszak</text:p>
      <text:p text:style-name="Standard"><text:span text:style-name="T1">Data urodzenia</text:span>: 28.09.1984</text:p>
      <text:p text:style-name="Standard"><text:span text:style-name="T1">Adres</text:span>: ul. Wyspiańskiego 3/14</text:p>
      <text:p text:style-name="Standard"><text:span text:style-name="T1">Miejscowość</text:span>:<text:tab/>97-300 Piotrków Trybunalski</text:p>
      <text:p text:style-name="Standard"><text:span text:style-name="T1">Telefon</text:span>: 664983020</text:p>
      <text:p text:style-name="Standard"><text:span text:style-name="T1">Adres e-mai</text:span>l:<text:tab/>jakubolszak@vp.pl</text:p>
      <text:p text:style-name="Standard"/>
      <text:p text:style-name="P5">Doświadczenie zawodowe:</text:p>
      <text:p text:style-name="P2"/>
      <text:p text:style-name="P3">09.2007 – 08.2012 - Zespół Szkół w Srocku</text:p>
      <text:p text:style-name="P3"/>
      <text:p text:style-name="P3">10.2010 – 07.2011 Centrum Języka Angielskiego COLUMBUS</text:p>
      <text:p text:style-name="P3"/>
      <text:p text:style-name="P3">12.2008 – 06.2009 - Uniwersytet Humanistyczno- Przyrodniczy Jana Kochanowskiego w</text:p>
      <text:p text:style-name="P3"><text:s/><text:tab/><text:tab/> <text:s text:c="9"/>Kielcach Filia w Piotrkowie Trybunalskim</text:p>
      <text:p text:style-name="P3"/>
      <text:p text:style-name="P3">09.2007 – 08.2009 - Gimnazjum im. Kardynała Stefana Wyszyńskiego w Wodzinie Prywatnym</text:p>
      <text:p text:style-name="P3"/>
      <text:p text:style-name="P3">09.2007 – 06.2008 - Uzupełniające Zaoczne Prywatne Liceum Ogólnokształcące dla</text:p>
      <text:p text:style-name="P3"><text:tab/><text:tab/> <text:s text:c="9"/>Dorosłych w Skrzyńsku</text:p>
      <text:p text:style-name="P3"/>
      <text:p text:style-name="P3">02.2007 – 08.2007 - Publiczne Gimnazjum w Dąbrowie n. Czarną <text:s/></text:p>
      <text:p text:style-name="P3"/>
      <text:p text:style-name="P5">Wykształcenie:</text:p>
      <text:p text:style-name="P3"/>
      <text:p text:style-name="Standard">2006 – 2008 - Społeczna Wyższa Szkoła Przedsiębiorczości i Zarządzania w Łodzi</text:p>
      <text:p text:style-name="Standard"><text:tab/><text:tab/>Kierunek: Filologia angielska</text:p>
      <text:p text:style-name="Standard"><text:tab/> <text:s text:c="11"/>Uzyskany tytuł: magister</text:p>
      <text:p text:style-name="Standard"/>
      <text:p text:style-name="Standard">2003 – 2006 <text:tab/>Akademia Świętokrzyska im. Jana Kochanowskiego w Kielcach Filia w</text:p>
      <text:p text:style-name="Standard"><text:tab/> <text:s text:c="8"/><text:tab/>Piotrkowie Trybunalskim</text:p>
      <text:p text:style-name="Standard"><text:tab/> <text:s text:c="7"/><text:tab/> Kierunek: Filologia angielska</text:p>
      <text:p text:style-name="Standard"><text:tab/> <text:s text:c="8"/><text:tab/>Uzyskany tytuł: licencjat</text:p>
      <text:p text:style-name="Standard"/>
      <text:p text:style-name="Standard">2012 - <text:span text:style-name="T2">teraz</text:span><text:tab/>Społeczna Akademia Nauk <text:span text:style-name="T2">w Łodzi</text:span></text:p>
      <text:p text:style-name="Standard"><text:tab/><text:tab/><text:span text:style-name="T2">Wydział Stosunków Międzynarodowych i Informatyki</text:span></text:p>
      <text:p text:style-name="Standard"><text:tab/><text:tab/>Kierunek: Informatyka</text:p>
      <text:p text:style-name="Standard"/>
      <text:p text:style-name="P5">Umiejętności / kursy:</text:p>
      <text:p text:style-name="Standard"><text:tab/>Znajomość obsługi komputera: Windows, <text:s/>MS Office, Internet</text:p>
      <text:p text:style-name="Standard"><text:s/></text:p>
      <text:p text:style-name="P5">Zainteresowania:</text:p>
      <text:p text:style-name="Standard"><text:tab/>literatura obcojęzyczna, psychologia, sztuki walki</text:p>
      <text:p text:style-name="Standard"/>
      <text:p text:style-name="Standard">Wyrażam zgodę na przetwarzanie moich danych osobowych, dla potrzeb niezbędnych dla realizacji procesu rekrutacji (zgodnie z ustawą z dn. 29.08.1997 o ochronie danych osobowych Dz. U Nr 133 poz. 88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3T15:12:34.42</meta:creation-date>
    <dc:date>2014-11-04T07:00:06.494000000</dc:date>
    <meta:editing-duration>PT21M24S</meta:editing-duration>
    <meta:editing-cycles>6</meta:editing-cycles>
    <meta:generator>LibreOffice/4.2.6.3$Windows_x86 LibreOffice_project/3fd416d4c6db7d3204c17ce57a1d70f6e531ee21</meta:generator>
    <meta:document-statistic meta:table-count="0" meta:image-count="0" meta:object-count="0" meta:page-count="1" meta:paragraph-count="34" meta:word-count="184" meta:character-count="1526" meta:non-whitespace-character-count="1283"/>
  </office:meta>
</office:document-meta>
</file>